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60af"/>
    </style:style>
    <style:style style:name="P5" style:family="paragraph" style:parent-style-name="Standard">
      <style:paragraph-properties fo:text-align="start" style:justify-single-word="false"/>
      <style:text-properties officeooo:paragraph-rsid="0024cc9f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cc9f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cc9f" style:font-weight-asian="bold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05a02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2ac5d" style:font-weight-asian="bold" style:font-weight-complex="bold"/>
    </style:style>
    <style:style style:name="T10" style:family="text">
      <style:text-properties style:font-name="DejaVu Sans Condensed" fo:font-weight="bold" officeooo:rsid="0022c322" style:font-weight-asian="bold" style:font-weight-complex="bold"/>
    </style:style>
    <style:style style:name="T1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1">xx</text:span> - Controls</text:p>
          </table:table-cell>
          <table:table-cell table:style-name="Table1.A1" office:value-type="string">
            <text:p text:style-name="P7">2xx - Ground</text:p>
          </table:table-cell>
          <table:table-cell table:style-name="Table1.A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7">6</text:span><text:span text:style-name="T9">0</text:span><text:span text:style-name="T7">1</text:span><text:span text:style-name="T6"> - </text:span><text:span text:style-name="T8">Notes, Quirks, and Trivia</text:span></text:p>
      <text:p text:style-name="P1"/>
      <text:list text:style-name="L1">
        <text:list-item>
          <text:p text:style-name="P2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2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3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  <text:list-item>
          <text:p text:style-name="P4"><text:span text:style-name="T2">Use Flight Director mode (</text:span><text:span text:style-name="T10">Trim</text:span><text:span text:style-name="T6"> Hat press</text:span><text:span text:style-name="T2">) to disable the autopilot hold functions while leaving the dampers active. <text:s/>This makes the Ka-50 more agile and makes it fight you less </text:span><text:span text:style-name="T3">i</text:span><text:span text:style-name="T2">n pitch and rol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5:12.454000000</dc:date>
    <meta:editing-duration>PT4H47M36S</meta:editing-duration>
    <meta:editing-cycles>2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1" meta:word-count="109" meta:character-count="554" meta:non-whitespace-character-count="459"/>
  </office:meta>
</office:document-meta>
</file>